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1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udith Cohen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13, 1897</text:p>
      <text:p text:style-name="P5">Month<text:tab/><text:tab/><text:tab/><text:tab/><text:tab/><text:tab/>February</text:p>
      <text:p text:style-name="P5">Year<text:tab/><text:tab/><text:tab/><text:tab/><text:tab/><text:tab/>1897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COPY/</text:p>
      <text:p text:style-name="P2"/>
      <text:p text:style-name="P2">S. MORAIS/</text:p>
      <text:p text:style-name="P2">546 N. Fifth Street/</text:p>
      <text:p text:style-name="P2">Philadelphia, Pa./</text:p>
      <text:p text:style-name="P2"/>
      <text:p text:style-name="P3">Saturday evening, Feb. 13. 97/</text:p>
      <text:p text:style-name="P3">Dear Miss Cohen,/</text:p>
      <text:p text:style-name="P3"><text:tab/>Coming home from Synagogue, I searched the/ passage in Josephus, about which I spoke to you this afternoon/ from memory./</text:p>
      <text:p text:style-name="P3"><text:tab/>You will find it in Antiquities, Book XVIII, Chap. VIII,/ $4. <text:s/>It reads as follows: "Now Archeleus paid him so much respect,/ as to continue his mourning till the <text:span text:style-name="T2">seventh</text:span><text:span text:style-name="T3"> day; for so many/ days are appointed for it by the law of our fathers....and/ when he had left....his mourning, he went up into the temple."/ </text:span></text:p>
      <text:p text:style-name="P3"><text:soft-page-break/><text:span text:style-name="T3"><text:tab/>Wishing your effort success, I remain/ Yours truly,/ (SGD) S. MORAIS/</text:span></text:p>
      <text:p text:style-name="P3"><text:span text:style-name="T3"/></text:p>
      <text:p text:style-name="P3"><text:span text:style-name="T3">To Miss Judith Cohen/</text:span></text:p>
      <text:p text:style-name="P3"><text:span text:style-name="T3">1537 N. 8th St./</text:span></text:p>
      <text:p text:style-name="P3"><text:span text:style-name="T3">Philadelphi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3:57:39.37</meta:creation-date>
    <dc:date>2012-01-09T14:04:49.40</dc:date>
    <dc:creator>Penn Libraries</dc:creator>
    <meta:editing-duration>PT00H07M1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2" meta:word-count="277" meta:character-count="1929"/>
  </office:meta>
</office:document-meta>
</file>